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Synchronous:</text:p>
      <text:p text:style-name="Normal">Rest template</text:p>
      <text:p text:style-name="Normal">GRPC</text:p>
      <text:p text:style-name="Normal">Asynchronous communication:</text:p>
      <text:p text:style-name="Normal">Web client</text:p>
      <text:p text:style-name="Normal">Kafka</text:p>
      <text:p text:style-name="Normal">RabbitMQ<text:line-break/></text:p>
      <text:p text:style-name="Normal">Rest template(returns only json format)</text:p>
      <text:p text:style-name="Normal">Thread safe</text:p>
      <text:p text:style-name="Normal">@Autowired</text:p>
      <text:p text:style-name="Normal">Private static<text:s/>RestTemplate</text:p>
      <text:p text:style-name="Normal">restTemplate.getForObject(“http localhost”)</text:p>
      <text:p text:style-name="Normal"/>
      <text:p text:style-name="Normal">Web client- Dependency(Web flex dependency)(we can get any format).</text:p>
      <text:p text:style-name="Normal">webClientBuilder.build().get().uri(“).retrive().bodyToMono(user.class).block.</text:p>
      <text:p text:style-name="Normal">Disadvantage:</text:p>
      <text:p text:style-name="Normal">Hard coded urls</text:p>
      <text:p text:style-name="Normal">We use service discovery for this-&gt; eureka server</text:p>
      <text:p text:style-name="Normal">Client-&gt; server-&gt;A,B,C</text:p>
      <text:p text:style-name="Normal">We will register these services in the server.</text:p>
      <text:p text:style-name="Normal">Eureka server(default port no: 8761).</text:p>
      <text:p text:style-name="Normal">In discovery It will store each server is gets registered on which port no they are registered.</text:p>
      <text:p text:style-name="Normal">Registry: Key value pairs.</text:p>
      <text:p text:style-name="Normal">Client side discovery:</text:p>
      <text:p text:style-name="Normal">Server side discovery.</text:p>
      <text:p text:style-name="Normal">@LoadBalanced</text:p>
      <text:p text:style-name="Normal">Service registry- Netflix dependency.</text:p>
      <text:soft-page-break/>
      <text:p text:style-name="Normal">Cache:</text:p>
      <text:p text:style-name="Normal">API Gateway:</text:p>
      <text:p text:style-name="Normal">Routes. All the services can run through API Gateway.</text:p>
      <text:p text:style-name="Normal">When API Gateway fails.</text:p>
      <text:p text:style-name="Normal">Fault tolearance: How much it can tolearate.</text:p>
      <text:p text:style-name="Normal">Resliance:</text:p>
      <text:p text:style-name="Normal">How many faults can it tolearatefor a single application.</text:p>
      <text:p text:style-name="Normal">Circuit breaker pattern is fail fast.</text:p>
      <text:p text:style-name="Normal">Hystrix: Just add the dependency.(Used to implement the circuit breaker).</text:p>
      <text:p text:style-name="Normal">@EnableCircuitBreaker.</text:p>
      <text:p text:style-name="Normal"/>
      <text:p text:style-name="Normal">Centralized logging<text:s/><text:s/>ELK stack</text:p>
      <text:p text:style-name="Normal">E-Elastic search(where we store all the logs and there we can search them.)</text:p>
      <text:p text:style-name="Normal">L-Log stash(Move the logs from one source to another source).</text:p>
      <text:p text:style-name="Normal">K-kibana(UI it has all the details of the log).</text:p>
      <text:p text:style-name="Normal"/>
      <text:p text:style-name="Normal">Centralized tracing:</text:p>
      <text:p text:style-name="Normal">How the requests are travelling.</text:p>
      <text:p text:style-name="Normal">Request flow.</text:p>
      <text:p text:style-name="Normal"><text:s/>Kafka:</text:p>
      <text:p text:style-name="Normal">Message broker-Encryption and decryption.</text:p>
      <text:p text:style-name="Normal">In feign client we will get direct response</text:p>
      <text:p text:style-name="Normal">In GRPC we will get the response in the binary format.</text:p>
      <text:p text:style-name="Normal">Rate limiting(To control the incoming requests)</text:p>
      <text:p text:style-name="Normal">-Ip based</text:p>
      <text:p text:style-name="Normal">-user based</text:p>
      <text:p text:style-name="Normal">-server based</text:p>
      <text:p text:style-name="Normal">-region based.</text:p>
      <text:soft-page-break/>
      <text:p text:style-name="Normal">Micro services design patterns:</text:p>
      <text:list text:style-name="LFO1" text:continue-numbering="true">
        <text:list-item>
          <text:p text:style-name="P2">API Gateway</text:p>
        </text:list-item>
        <text:list-item>
          <text:p text:style-name="P3">Database different for each service</text:p>
        </text:list-item>
        <text:list-item>
          <text:p text:style-name="P4">Circuit breaker</text:p>
        </text:list-item>
        <text:list-item>
          <text:p text:style-name="P5">Service discovery</text:p>
        </text:list-item>
        <text:list-item>
          <text:p text:style-name="P6">Event sourcing</text:p>
        </text:list-item>
        <text:list-item>
          <text:p text:style-name="P7">CQRS(command query responsibility segregation).</text:p>
        </text:list-item>
        <text:list-item>
          <text:p text:style-name="P8">Saga pattern</text:p>
        </text:list-item>
        <text:list-item>
          <text:p text:style-name="P9">Strangler fig</text:p>
        </text:list-item>
        <text:list-item>
          <text:p text:style-name="P10">Bulkhead</text:p>
        </text:list-item>
        <text:list-item>
          <text:p text:style-name="P11">Sidecar</text:p>
        </text:list-item>
      </text:list>
      <text:p text:style-name="ListParagraph"/>
      <text:p text:style-name="Normal">SAGA</text:p>
      <text:p text:style-name="Normal">To manage distributed transactions.</text:p>
      <text:p text:style-name="Normal">If one request process and if it has failed at the fourth step. It does not completely rollback. But where it has breaked it starts from that point.</text:p>
      <text:p text:style-name="Normal">It triggers an event to the next service.</text:p>
      <text:p text:style-name="Normal">Scaling patterns:</text:p>
      <text:list text:style-name="LFO2" text:continue-numbering="true">
        <text:list-item>
          <text:p text:style-name="P12">Horizontal scaling- Increases instances</text:p>
        </text:list-item>
        <text:list-item>
          <text:p text:style-name="P13">Vertical scaling</text:p>
        </text:list-item>
        <text:list-item>
          <text:p text:style-name="P14">Auto scaling</text:p>
        </text:list-item>
      </text:list>
      <text:p text:style-name="P15">Orchestartion:</text:p>
      <text:p text:style-name="P16">How services work in the distributed system in complete business process.</text:p>
      <text:p text:style-name="P17">Choreography:</text:p>
      <text:p text:style-name="P18">It don’t have any orchestartaor and it is decentralized.</text:p>
      <text:p text:style-name="P19">It has loose coupling.</text:p>
      <text:p text:style-name="P20">Event triggering.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pini Gurram</meta:initial-creator>
    <dc:creator>Roopini Gurram</dc:creator>
    <meta:creation-date>2024-09-30T12:37:00Z</meta:creation-date>
    <dc:date>2024-09-30T13:48:00Z</dc:date>
    <meta:template xlink:href="Normal.dotm" xlink:type="simple"/>
    <meta:editing-cycles>1</meta:editing-cycles>
    <meta:editing-duration>PT4260S</meta:editing-duration>
    <meta:document-statistic meta:page-count="3" meta:paragraph-count="4" meta:word-count="358" meta:character-count="2400" meta:row-count="17" meta:non-whitespace-character-count="2046"/>
  </office:meta>
</office:document-meta>
</file>